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umesRequestConditionTests.compareTo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umesRequestConditionTests.getMatching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umesRequestConditionTests.consumes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sumesRequestConditionTests.compareTo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umesRequestConditionTests.combine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sRequestConditionTests.consume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umesRequestConditionTests.assertConditions( ConsumesRequestCondition condition , String ... expect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sumesRequestConditionTests.matchWith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sumesRequestConditionTests.consumesSingl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umesRequestConditionTests.consumesPars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umesRequestConditionTests.consumesParseErrorWithN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umesRequestConditionTests.consumesWildcar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umesRequestConditionTests.negatedConsume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umesRequestConditionTests.getConsumableMediaTypesNegate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umesRequestConditio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sRequestConditionTests.consumesMultipl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umesRequestConditionTests.postExchang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umesRequestConditionTests.parseConsumesAn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